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55d305" officeooo:paragraph-rsid="0055d30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47d77b" officeooo:paragraph-rsid="0052fdc2"/>
    </style:style>
    <style:style style:name="P3" style:family="paragraph" style:parent-style-name="Standard">
      <style:paragraph-properties fo:text-align="justify" style:justify-single-word="false"/>
      <style:text-properties officeooo:rsid="0047d77b" officeooo:paragraph-rsid="0055d305"/>
    </style:style>
    <style:style style:name="P4" style:family="paragraph" style:parent-style-name="Standard">
      <style:paragraph-properties fo:text-align="justify" style:justify-single-word="false"/>
      <style:text-properties officeooo:rsid="0047d77b" officeooo:paragraph-rsid="00578f7f"/>
    </style:style>
    <style:style style:name="P5" style:family="paragraph" style:parent-style-name="Standard">
      <style:paragraph-properties fo:text-align="justify" style:justify-single-word="false"/>
      <style:text-properties officeooo:rsid="0055d305" officeooo:paragraph-rsid="0055d305"/>
    </style:style>
    <style:style style:name="P6" style:family="paragraph" style:parent-style-name="Standard">
      <style:paragraph-properties fo:text-align="justify" style:justify-single-word="false"/>
      <style:text-properties officeooo:rsid="0056aa17" officeooo:paragraph-rsid="0056aa17"/>
    </style:style>
    <style:style style:name="T1" style:family="text">
      <style:text-properties officeooo:rsid="0055d305"/>
    </style:style>
    <style:style style:name="T2" style:family="text">
      <style:text-properties officeooo:rsid="0056aa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net sharing on local network</text:p>
      <text:p text:style-name="P2"><text:tab/><text:span text:style-name="T1">Enabling local network for Internet access enables one for better network organisation. Lets assume that gateway PC provides two interfaces: {WiFi with Internet, ethernet connected to local network}, and client PC with <text:s/>interface: {ethernet connected to local network}. </text:span></text:p>
      <text:p text:style-name="P4"><text:s/><text:span text:style-name="T1">Gateway side (local network address: 192.168.0.1) CLI version:</text:span></text:p>
      <text:p text:style-name="P5"><text:tab/>https://help.ubuntu.com/community/Internet/ConnectionSharing#Simple_iptables_example</text:p>
      <text:p text:style-name="P4"><text:s/><text:span text:style-name="T1">Gateway side (local network address: 192.168.0.1) GUI version:</text:span></text:p>
      <text:p text:style-name="P3"><text:tab/>-<text:span text:style-name="T1">Network Manager→Edit Connections/(#sudo nm-connection-editor)-&gt;eth0→IPv4 Setting→ Shared to other computers</text:span></text:p>
      <text:p text:style-name="P5">Client side:</text:p>
      <text:p text:style-name="P5"><text:tab/>#sudo apt-get install openssh-server</text:p>
      <text:p text:style-name="P5"><text:tab/>#sudo ufw default allow outgoing</text:p>
      <text:p text:style-name="P5"><text:tab/>#sudo vi /etc/network/interfaces </text:p>
      <text:p text:style-name="P5"><text:tab/><text:tab/>auto eth0</text:p>
      <text:p text:style-name="P5"><text:tab/><text:tab/>iface eth0 inet static</text:p>
      <text:p text:style-name="P5"><text:tab/><text:tab/>address 192.168.0.2</text:p>
      <text:p text:style-name="P5"><text:tab/><text:tab/>network 192.168.0.255</text:p>
      <text:p text:style-name="P5"><text:tab/><text:tab/>netmask 255.255.255.0</text:p>
      <text:p text:style-name="P6">Client temporary routing rule:</text:p>
      <text:p text:style-name="P5"><text:tab/>#sudo ip route add default via 192.168.0.1</text:p>
      <text:p text:style-name="P6">Client persistent routing rule:</text:p>
      <text:p text:style-name="P6"><text:tab/><text:span text:style-name="T1">#sudo vi /etc/network/interfaces </text:span></text:p>
      <text:p text:style-name="P6"><text:tab/><text:tab/>up /sbin/ip route add default via 192.168.0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887cm" fo:margin-right="0.5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7:25:50.263778362</meta:creation-date>
    <dc:date>2019-12-12T10:30:12.446638517</dc:date>
    <meta:editing-duration>PT11H37M26S</meta:editing-duration>
    <meta:editing-cycles>60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20" meta:character-count="1027" meta:non-whitespace-character-count="901"/>
  </office:meta>
</office:document-meta>
</file>